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36cm" style:rel-column-width="21727*"/>
    </style:style>
    <style:style style:name="Tabelle1.B" style:family="table-column">
      <style:table-column-properties style:column-width="11.363cm" style:rel-column-width="4380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583cm" style:rel-column-width="21523*"/>
    </style:style>
    <style:style style:name="Tabelle2.B" style:family="table-column">
      <style:table-column-properties style:column-width="11.416cm" style:rel-column-width="4401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8.498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line-height="150%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line-height="150%"/>
      <style:text-properties style:font-name="Arial"/>
    </style:style>
    <style:style style:name="P5" style:family="paragraph" style:parent-style-name="Table_20_Contents">
      <style:paragraph-properties fo:line-height="15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Name</text:p>
          </table:table-cell>
          <table:table-cell table:style-name="Tabelle1.B1" office:value-type="string">
            <text:p text:style-name="P3">Erfassen einer Seminarveranstaltung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4">Neue Seminare werden mit Bezeichnung, Kurzbeschreibung, Dauer und Teilnahmegebühr vom Seminarsachbearbeiter erfasst</text:p>
          </table:table-cell>
        </table:table-row>
        <table:table-row>
          <table:table-cell table:style-name="Tabelle1.A2" office:value-type="string">
            <text:p text:style-name="P2">Auslösendes Ereignis</text:p>
          </table:table-cell>
          <table:table-cell table:style-name="Tabelle1.B2" office:value-type="string">
            <text:p text:style-name="P4">Ein neues Seminar wurde entworfen und soll nun im System erfasst werden</text:p>
          </table:table-cell>
        </table:table-row>
        <table:table-row>
          <table:table-cell table:style-name="Tabelle1.A2" office:value-type="string">
            <text:p text:style-name="P2">Vorbedingung</text:p>
          </table:table-cell>
          <table:table-cell table:style-name="Tabelle1.B2" office:value-type="string">
            <text:p text:style-name="P4">Seminarsachbearbeiter muss angemeldet sein</text:p>
            <text:p text:style-name="P4">Seminar darf noch nicht exisiteren</text:p>
          </table:table-cell>
        </table:table-row>
        <table:table-row>
          <table:table-cell table:style-name="Tabelle1.A2" office:value-type="string">
            <text:p text:style-name="P2">Haupt-Szenario</text:p>
          </table:table-cell>
          <table:table-cell table:style-name="Tabelle1.B2" office:value-type="string">
            <text:p text:style-name="P4">1) Seminarsachbearbeiter erstellt neues Seminar und erfasst alle nötigen Daten</text:p>
            <text:p text:style-name="P4">2) System verlangt eine Bestätigung des Seminarsachbearbeiter für die Erfassung und Speicherung</text:p>
            <text:p text:style-name="P4">3) Neues Seminar wurde im System gespeichert</text:p>
          </table:table-cell>
        </table:table-row>
        <table:table-row>
          <table:table-cell table:style-name="Tabelle1.A2" office:value-type="string">
            <text:p text:style-name="P2">Alternativ-Szenario</text:p>
          </table:table-cell>
          <table:table-cell table:style-name="Tabelle1.B2" office:value-type="string">
            <text:p text:style-name="P4">1a) Daten sind unvollständig. Seminarsachbearbeiter muss sich nach vollständigen Daten erkundigen</text:p>
          </table:table-cell>
        </table:table-row>
        <table:table-row>
          <table:table-cell table:style-name="Tabelle1.A2" office:value-type="string">
            <text:p text:style-name="P2">Ausnahme-Szenario</text:p>
          </table:table-cell>
          <table:table-cell table:style-name="Tabelle1.B2" office:value-type="string">
            <text:p text:style-name="P4">1a) Seminarbezeichnung existiert bereits, System gibt möglichkeit zur Bearbeitung des bereits existierenden Seminars. UC endet</text:p>
            <text:p text:style-name="P4">1b) Das Datum des Seminars liegt bereits in der Vergangenheit, System gibt Fehlermeldung</text:p>
            <text:p text:style-name="P4">3c) Speicher des Systems ist voll. System gibt Meldung, dass Speicher freigegeben oder erweitert werden muss</text:p>
          </table:table-cell>
        </table:table-row>
        <table:table-row>
          <table:table-cell table:style-name="Tabelle1.A2" office:value-type="string">
            <text:p text:style-name="P2">Nachbedingung</text:p>
          </table:table-cell>
          <table:table-cell table:style-name="Tabelle1.B2" office:value-type="string">
            <text:p text:style-name="P4">Hauptszenario: Neues Seminar wurde erfasst</text:p>
            <text:p text:style-name="P4">Ausnahme a) Bestehendes Seminar aktualisiert</text:p>
            <text:p text:style-name="P4">Ausnahme b) c) Seminar wurde nicht erfasst bis Fehlermeldung berücksichtigt wurde</text:p>
          </table:table-cell>
        </table:table-row>
      </table:table>
      <text:p text:style-name="Standard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Name</text:p>
          </table:table-cell>
          <table:table-cell table:style-name="Tabelle2.B1" office:value-type="string">
            <text:p text:style-name="P3">Löschen einer Seminarveranstaltung</text:p>
          </table:table-cell>
        </table:table-row>
        <table:table-row>
          <table:table-cell table:style-name="Tabelle2.A2" office:value-type="string">
            <text:p text:style-name="P2">Beschreibung</text:p>
          </table:table-cell>
          <table:table-cell table:style-name="Tabelle2.B2" office:value-type="string">
            <text:p text:style-name="P4">Bereits bestehende Seminare sollen vom Seminarsachbearbeiter ausgewählt und mit einer Bestätigung gelöscht werden</text:p>
          </table:table-cell>
        </table:table-row>
        <table:table-row>
          <table:table-cell table:style-name="Tabelle2.A2" office:value-type="string">
            <text:p text:style-name="P2">Auslösendes Ereignis</text:p>
          </table:table-cell>
          <table:table-cell table:style-name="Tabelle2.B2" office:value-type="string">
            <text:p text:style-name="P4">Ein Seminar muss abgesagt werden</text:p>
          </table:table-cell>
        </table:table-row>
        <table:table-row>
          <table:table-cell table:style-name="Tabelle2.A2" office:value-type="string">
            <text:p text:style-name="P2">Vorbedingung</text:p>
          </table:table-cell>
          <table:table-cell table:style-name="Tabelle2.B2" office:value-type="string">
            <text:p text:style-name="P4">Seminarsachbearbeiter muss angemeldet sein</text:p>
            <text:p text:style-name="P4">Das Seminar exisitert bereits und liegt in der Zukunft</text:p>
          </table:table-cell>
        </table:table-row>
        <table:table-row>
          <table:table-cell table:style-name="Tabelle2.A2" office:value-type="string">
            <text:p text:style-name="P2">Haupt-Szenario</text:p>
          </table:table-cell>
          <table:table-cell table:style-name="Tabelle2.B2" office:value-type="string">
            <text:p text:style-name="P4">1) Das System gibt eine Auwahl aller gespeicherten Seminare aus.</text:p>
            <text:p text:style-name="P4">2) Seminarsachbearbeiter wählt zu löschendes Seminar aus der Auswahl aus.</text:p>
            <text:p text:style-name="P4">3) System fordert Bestätigung durch Seminarsachbearbeiter </text:p>
            <text:p text:style-name="P4">4) System löscht Seminar aus Datenhaltung</text:p>
          </table:table-cell>
        </table:table-row>
        <table:table-row>
          <table:table-cell table:style-name="Tabelle2.A2" office:value-type="string">
            <text:p text:style-name="P2">Alternativ-Szenario</text:p>
          </table:table-cell>
          <table:table-cell table:style-name="Tabelle2.B2" office:value-type="string">
            <text:p text:style-name="P4">-</text:p>
          </table:table-cell>
        </table:table-row>
        <table:table-row>
          <table:table-cell table:style-name="Tabelle2.A2" office:value-type="string">
            <text:p text:style-name="P2">Ausnahme-Szenario</text:p>
          </table:table-cell>
          <table:table-cell table:style-name="Tabelle2.B2" office:value-type="string">
            <text:p text:style-name="P4">1a) Es existieren noch keine Seminare. System gibt Fehlermeldung aus. UC endet</text:p>
            <text:p text:style-name="P4">2b) Semianr hat bereits stattgefunden/liegt in der Vergangenheit. Fehlermeldung und löschen wird verweigert. UC endet</text:p>
          </table:table-cell>
        </table:table-row>
        <table:table-row>
          <table:table-cell table:style-name="Tabelle2.A2" office:value-type="string">
            <text:p text:style-name="P2">Nachbedingung</text:p>
          </table:table-cell>
          <table:table-cell table:style-name="Tabelle2.B2" office:value-type="string">
            <text:p text:style-name="P4">Hauptszenario) Seminar erfolgreich aus Datenhaltung gelöscht</text:p>
            <text:p text:style-name="P4">Ausnahme a) Seminar exisitert nicht und kann nicht gelöscht werden</text:p>
            <text:p text:style-name="P4">Ausnahme b) Seminar darf nicht gelöscht werden</text:p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">Name</text:p>
          </table:table-cell>
          <table:table-cell table:style-name="Tabelle3.B1" office:value-type="string">
            <text:p text:style-name="P3">Anmelden eines Teilnehmers</text:p>
          </table:table-cell>
        </table:table-row>
        <table:table-row>
          <table:table-cell table:style-name="Tabelle3.A2" office:value-type="string">
            <text:p text:style-name="P2">Beschreibung</text:p>
          </table:table-cell>
          <table:table-cell table:style-name="Tabelle3.B2" office:value-type="string">
            <text:p text:style-name="P4">Der Seminarsachbearbeiter meldet einen Teilnehmer für ein Seminar an</text:p>
          </table:table-cell>
        </table:table-row>
        <table:table-row>
          <table:table-cell table:style-name="Tabelle3.A2" office:value-type="string">
            <text:p text:style-name="P2">Auslösendes Ereignis</text:p>
          </table:table-cell>
          <table:table-cell table:style-name="Tabelle3.B2" office:value-type="string">
            <text:p text:style-name="P4">Teilnehmer meldet sich bei Sachbearbeiter mit Interesse an Teilnahme</text:p>
          </table:table-cell>
        </table:table-row>
        <table:table-row>
          <table:table-cell table:style-name="Tabelle3.A2" office:value-type="string">
            <text:p text:style-name="P2">Vorbedingung</text:p>
          </table:table-cell>
          <table:table-cell table:style-name="Tabelle3.B2" office:value-type="string">
            <text:p text:style-name="P4">Seminar exisitert/wurde erfasst und Teilnehmer wurde erfasst</text:p>
          </table:table-cell>
        </table:table-row>
        <table:table-row>
          <table:table-cell table:style-name="Tabelle3.A2" office:value-type="string">
            <text:p text:style-name="P2">Haupt-Szenario</text:p>
          </table:table-cell>
          <table:table-cell table:style-name="Tabelle3.B2" office:value-type="string">
            <text:p text:style-name="P4">1) Teilnehmer meldet sich telefonisch oder schriftlich an</text:p>
            <text:p text:style-name="P4">2)Sachbearbeiter prüft ob Teilnehmer bereits erfasst, prüft ob Seminar exisitiert</text:p>
            <text:p text:style-name="P4">3) Sachbearbeiter prüft ob Teilnehmer bereits angemeldet / Platz frei ist</text:p>
            <text:p text:style-name="P4">4) Sachbearbeiter teilt Teilnehmer Gebühr mit</text:p>
            <text:p text:style-name="P4">5) Bei erfolgreicher Anmeldung schickt Sachbearbeiter Rechnung und Anmeldebestätigung an Teilnehmer</text:p>
          </table:table-cell>
        </table:table-row>
        <table:table-row>
          <table:table-cell table:style-name="Tabelle3.A2" office:value-type="string">
            <text:p text:style-name="P2">Alternativ-Szenario</text:p>
          </table:table-cell>
          <table:table-cell table:style-name="Tabelle3.B2" office:value-type="string">
            <text:p text:style-name="P4">2a) Seminar ist bereits vorbereitet. Sachbearbeiter bekommt eine Medung darüber und muss Veranstaltung erneut vorbereiten</text:p>
            <text:p text:style-name="P4">2b) Teilnehmer wurde noch nicht erfasst. Sachbearbeiter muss Teilnehmer vor Anmeldung erst erfassen</text:p>
            <text:p text:style-name="P4">3c) Teilnehmer hat bereits an Seminar teilgenommen. Sachbearbeiter weist Teilnehmer darauf hin.</text:p>
            <text:p text:style-name="P4">5d) Teilnehmeradresse wurde falsch erfasst. Sachbarbeiter muss sich nach richtiger Adresse erkundigen</text:p>
          </table:table-cell>
        </table:table-row>
        <table:table-row>
          <table:table-cell table:style-name="Tabelle3.A2" office:value-type="string">
            <text:p text:style-name="P2">Ausnahme-Szenario</text:p>
          </table:table-cell>
          <table:table-cell table:style-name="Tabelle3.B2" office:value-type="string">
            <text:p text:style-name="P4">2a) Seminar exisitiert nicht. Teilnehmer wird informiert. UC endet</text:p>
            <text:p text:style-name="P4">3b) Seminar ist bereits voll. Teilnehmer wird <text:soft-page-break/>informiert. UC endet</text:p>
            <text:p text:style-name="P4">3c) Teilnehmer ist bereits angemeldet. Teilnehmer wird informiert. UC endet</text:p>
            <text:p text:style-name="P4">4d) Gebühr ist Teilnehmer zu hoch, zieht Anmeldung zurück. UC endet</text:p>
          </table:table-cell>
        </table:table-row>
        <table:table-row>
          <table:table-cell table:style-name="Tabelle3.A2" office:value-type="string">
            <text:p text:style-name="P2">Nachbedingung</text:p>
          </table:table-cell>
          <table:table-cell table:style-name="Tabelle3.B2" office:value-type="string">
            <text:p text:style-name="P4">Hauptszenario: Teilnehmer erfolgreich erfasst, <text:s/>für Seminar angemldet, Teilnehmeranzahl um eins erhöht, Mitteilungen an Teilnehmer sind versand</text:p>
            <text:p text:style-name="P4">Ausnahmeszenario:a,b) Teilnehmer wird nicht angemeldet aber über ähnliche Ersatzseminare informiert</text:p>
            <text:p text:style-name="P4">Ausnahmeszenario c,d) Teilnehmer wird nicht angemeld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3M26S</meta:editing-duration>
    <meta:editing-cycles>5</meta:editing-cycles>
    <meta:generator>OpenOffice/4.1.2$Win32 OpenOffice.org_project/412m3$Build-9782</meta:generator>
    <dc:date>2017-06-15T13:56:45.63</dc:date>
    <meta:document-statistic meta:table-count="3" meta:image-count="0" meta:object-count="0" meta:page-count="4" meta:paragraph-count="74" meta:word-count="483" meta:character-count="3875"/>
    <meta:user-defined meta:name="Info 1"/>
    <meta:user-defined meta:name="Info 2"/>
    <meta:user-defined meta:name="Info 3"/>
    <meta:user-defined meta:name="Info 4"/>
  </office:meta>
</office:document-meta>
</file>